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cm" draw:marker-start-width="0.35cm" draw:marker-end-width="0.35cm" draw:fill="solid" draw:fill-color="#0084d1" draw:textarea-horizontal-align="justify" draw:textarea-vertical-align="bottom" draw:auto-grow-height="false" fo:min-height="1.346cm" fo:min-width="3.596cm" fo:padding-top="0.14cm" fo:padding-bottom="0.14cm" fo:padding-left="0.115cm" fo:padding-right="0.115cm"/>
    </style:style>
    <style:style style:name="gr2" style:family="graphic" style:parent-style-name="standard">
      <style:graphic-properties draw:stroke="none" draw:fill="none" fo:min-height="0.619cm"/>
    </style:style>
    <style:style style:name="gr3" style:family="graphic" style:parent-style-name="standard">
      <style:graphic-properties draw:stroke="none" draw:fill="none" fo:min-height="0.801cm"/>
    </style:style>
    <style:style style:name="gr4" style:family="graphic" style:parent-style-name="standard">
      <style:graphic-properties svg:stroke-width="0.03cm" draw:marker-start-width="0.35cm" draw:marker-end-width="0.35cm" draw:fill="none" draw:textarea-horizontal-align="justify" draw:textarea-vertical-align="middle" draw:auto-grow-height="false" fo:padding-top="0.14cm" fo:padding-bottom="0.14cm" fo:padding-left="0.115cm" fo:padding-right="0.115cm"/>
    </style:style>
    <style:style style:name="gr5" style:family="graphic" style:parent-style-name="standard">
      <style:graphic-properties draw:stroke="solid" svg:stroke-width="0.03cm" svg:stroke-color="#579d1c" draw:marker-start-width="0.35cm" draw:marker-end-width="0.35cm" draw:fill="none" draw:fill-color="#0084d1" draw:textarea-horizontal-align="justify" draw:textarea-vertical-align="bottom" draw:auto-grow-height="false" fo:min-height="1.346cm" fo:min-width="11.496cm" fo:padding-top="0.14cm" fo:padding-bottom="0.14cm" fo:padding-left="0.115cm" fo:padding-right="0.115cm"/>
    </style:style>
    <style:style style:name="gr6" style:family="graphic" style:parent-style-name="standard">
      <style:graphic-properties draw:stroke="none" svg:stroke-width="0.03cm" draw:marker-start-width="0.35cm" draw:marker-end-width="0.35cm" draw:fill="solid" draw:fill-color="#0084d1" draw:textarea-horizontal-align="justify" draw:textarea-vertical-align="bottom" draw:auto-grow-height="false" fo:min-height="1.346cm" fo:min-width="7.596cm" fo:padding-top="0.14cm" fo:padding-bottom="0.14cm" fo:padding-left="0.115cm" fo:padding-right="0.115cm"/>
    </style:style>
    <style:style style:name="gr7" style:family="graphic" style:parent-style-name="standard">
      <style:graphic-properties draw:stroke="solid" svg:stroke-width="0.03cm" svg:stroke-color="#579d1c" draw:marker-start-width="0.35cm" draw:marker-end-width="0.35cm" draw:fill="none" draw:fill-color="#0084d1" draw:textarea-horizontal-align="justify" draw:textarea-vertical-align="bottom" draw:auto-grow-height="false" fo:min-height="1.346cm" fo:min-width="7.496cm" fo:padding-top="0.14cm" fo:padding-bottom="0.14cm" fo:padding-left="0.115cm" fo:padding-right="0.115cm"/>
    </style:style>
    <style:style style:name="gr8" style:family="graphic" style:parent-style-name="standard">
      <style:graphic-properties draw:stroke="none" svg:stroke-width="0.03cm" draw:marker-start-width="0.35cm" draw:marker-end-width="0.35cm" draw:fill="solid" draw:fill-color="#0084d1" draw:textarea-horizontal-align="justify" draw:textarea-vertical-align="bottom" draw:auto-grow-height="false" fo:min-height="1.346cm" fo:min-width="11.496cm" fo:padding-top="0.14cm" fo:padding-bottom="0.14cm" fo:padding-left="0.115cm" fo:padding-right="0.115cm"/>
    </style:style>
    <style:style style:name="gr9" style:family="graphic" style:parent-style-name="standard">
      <style:graphic-properties draw:stroke="solid" svg:stroke-width="0.03cm" svg:stroke-color="#579d1c" draw:marker-start-width="0.35cm" draw:marker-end-width="0.35cm" draw:fill="none" draw:fill-color="#0084d1" draw:textarea-horizontal-align="justify" draw:textarea-vertical-align="bottom" draw:auto-grow-height="false" fo:min-height="1.346cm" fo:min-width="3.596cm" fo:padding-top="0.14cm" fo:padding-bottom="0.14cm" fo:padding-left="0.115cm" fo:padding-right="0.115cm"/>
    </style:style>
    <style:style style:name="gr10" style:family="graphic" style:parent-style-name="standard">
      <style:graphic-properties draw:stroke="solid" svg:stroke-width="0.03cm" svg:stroke-color="#579d1c" draw:marker-start-width="0.35cm" draw:marker-end-width="0.35cm" draw:fill="none" draw:fill-color="#0084d1" draw:textarea-horizontal-align="justify" draw:textarea-vertical-align="bottom" draw:auto-grow-height="false" fo:min-height="1.346cm" fo:min-width="15.496cm" fo:padding-top="0.14cm" fo:padding-bottom="0.14cm" fo:padding-left="0.115cm" fo:padding-right="0.115cm"/>
    </style:style>
    <style:style style:name="P1" style:family="paragraph">
      <style:paragraph-properties fo:text-align="center"/>
      <style:text-properties style:font-name="Hack"/>
    </style:style>
    <style:style style:name="P2" style:family="paragraph">
      <loext:graphic-properties draw:fill="solid" draw:fill-color="#0084d1"/>
      <style:paragraph-properties fo:text-align="center"/>
      <style:text-properties fo:color="#ffffff" style:font-name="Hack" fo:font-size="12pt"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margin-left="0cm" fo:margin-right="0cm" fo:text-align="start" fo:text-indent="0cm"/>
      <style:text-properties style:font-name="Hack"/>
    </style:style>
    <style:style style:name="P4" style:family="paragraph">
      <loext:graphic-properties draw:fill="none"/>
      <style:paragraph-properties fo:margin-left="0cm" fo:margin-right="0cm" fo:text-align="start" fo:text-indent="0cm"/>
      <style:text-properties style:font-name="Hack" fo:font-size="12pt" fo:font-style="normal" fo:font-weight="normal" style:font-size-asian="10.5pt" style:font-weight-asian="bold" style:font-size-complex="10.5pt" style:font-weight-complex="bold"/>
    </style:style>
    <style:style style:name="P5" style:family="paragraph">
      <loext:graphic-properties draw:fill="none"/>
      <style:paragraph-properties fo:margin-left="0cm" fo:margin-right="0cm" fo:text-align="start" fo:text-indent="0cm"/>
      <style:text-properties style:font-name="Hack" fo:font-size="16pt" fo:font-style="normal" fo:font-weight="bold" style:font-size-asian="16pt" style:font-weight-asian="bold" style:font-size-complex="16pt" style:font-weight-complex="bold"/>
    </style:style>
    <style:style style:name="P6" style:family="paragraph">
      <loext:graphic-properties draw:fill="none"/>
      <style:paragraph-properties fo:text-align="center"/>
      <style:text-properties style:font-name="Hack" fo:font-size="12pt" style:font-size-asian="12pt" style:font-size-complex="12pt"/>
    </style:style>
    <style:style style:name="P7" style:family="paragraph">
      <loext:graphic-properties draw:fill="none" draw:fill-color="#0084d1"/>
      <style:paragraph-properties fo:text-align="center"/>
      <style:text-properties fo:color="#579d1c" style:font-name="Hack" fo:font-size="12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ffff" fo:font-size="12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4c4c4c" fo:font-size="12pt" fo:font-style="normal" fo:font-weight="normal" style:font-size-asian="10.5pt" style:font-weight-asian="bold" style:font-size-complex="10.5pt" style:font-weight-complex="bold"/>
    </style:style>
    <style:style style:name="T3" style:family="text">
      <style:text-properties fo:color="#4c4c4c" fo:font-size="16pt" fo:font-style="normal" fo:font-weight="bold" style:font-size-asian="16pt" style:font-weight-asian="bold" style:font-size-complex="16pt" style:font-weight-complex="bold"/>
    </style:style>
    <style:style style:name="T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579d1c" fo:font-size="12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4cm" svg:height="1.8cm" svg:x="0.3cm" svg:y="1.7cm">
          <text:p text:style-name="P1"><text:span text:style-name="T1">partie rés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.181cm" svg:height="0.869cm" svg:x="1.364cm" svg:y="1.04cm">
          <draw:text-box>
            <text:p text:style-name="P3"><text:span text:style-name="T2">octet 1</text:span></text:p>
          </draw:text-box>
        </draw:frame>
        <draw:frame draw:style-name="gr3" draw:text-style-name="P5" draw:layer="layout" svg:width="3.226cm" svg:height="1.051cm" svg:x="0.319cm" svg:y="0.2cm">
          <draw:text-box>
            <text:p text:style-name="P3"><text:span text:style-name="T3">Classe A</text:span></text:p>
          </draw:text-box>
        </draw:frame>
        <draw:custom-shape draw:style-name="gr4" draw:text-style-name="P6" draw:layer="layout" svg:width="3.928cm" svg:height="0.727cm" svg:x="0.345cm" svg:y="2.029cm">
          <text:p text:style-name="P1"><text:span text:style-name="T4">0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7cm" svg:x="4.303cm" svg:y="2.03cm">
          <text:p text:style-name="P1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7cm" svg:x="8.261cm" svg:y="2.031cm">
          <text:p text:style-name="P1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7cm" svg:x="12.217cm" svg:y="2.031cm">
          <text:p text:style-name="P1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1.9cm" svg:height="1.8cm" svg:x="4.3cm" svg:y="1.7cm">
          <text:p text:style-name="P1"><text:span text:style-name="T7">partie hô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.181cm" svg:height="0.869cm" svg:x="5.438cm" svg:y="1.041cm">
          <draw:text-box>
            <text:p text:style-name="P3"><text:span text:style-name="T2">octet 2</text:span></text:p>
          </draw:text-box>
        </draw:frame>
        <draw:frame draw:style-name="gr2" draw:text-style-name="P4" draw:layer="layout" svg:width="2.182cm" svg:height="0.869cm" svg:x="9.394cm" svg:y="1.041cm">
          <draw:text-box>
            <text:p text:style-name="P3"><text:span text:style-name="T2">octet 3</text:span></text:p>
          </draw:text-box>
        </draw:frame>
        <draw:frame draw:style-name="gr2" draw:text-style-name="P4" draw:layer="layout" svg:width="2.182cm" svg:height="0.869cm" svg:x="13.35cm" svg:y="1.041cm">
          <draw:text-box>
            <text:p text:style-name="P3"><text:span text:style-name="T2">octet 4</text:span></text:p>
          </draw:text-box>
        </draw:frame>
        <draw:custom-shape draw:style-name="gr6" draw:text-style-name="P2" draw:layer="layout" svg:width="8cm" svg:height="1.8cm" svg:x="0.3cm" svg:y="5.2cm">
          <text:p text:style-name="P1"><text:span text:style-name="T1">partie rés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.181cm" svg:height="0.869cm" svg:x="1.364cm" svg:y="4.53cm">
          <draw:text-box>
            <text:p text:style-name="P3"><text:span text:style-name="T2">octet 1</text:span></text:p>
          </draw:text-box>
        </draw:frame>
        <draw:frame draw:style-name="gr3" draw:text-style-name="P5" draw:layer="layout" svg:width="3.226cm" svg:height="1.051cm" svg:x="0.319cm" svg:y="3.69cm">
          <draw:text-box>
            <text:p text:style-name="P3"><text:span text:style-name="T3">Classe B</text:span></text:p>
          </draw:text-box>
        </draw:frame>
        <draw:custom-shape draw:style-name="gr4" draw:text-style-name="P6" draw:layer="layout" svg:width="3.928cm" svg:height="0.727cm" svg:x="0.345cm" svg:y="5.519cm">
          <text:p text:style-name="P1"><text:span text:style-name="T4">10</text:span><text:span text:style-name="T5">XXX 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7cm" svg:x="4.303cm" svg:y="5.52cm">
          <text:p text:style-name="P1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8cm" svg:x="8.261cm" svg:y="5.521cm">
          <text:p text:style-name="P1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8cm" svg:x="12.217cm" svg:y="5.521cm">
          <text:p text:style-name="P1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7.9cm" svg:height="1.8cm" svg:x="8.3cm" svg:y="5.2cm">
          <text:p text:style-name="P1"><text:span text:style-name="T7">partie hô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.181cm" svg:height="0.869cm" svg:x="5.438cm" svg:y="4.531cm">
          <draw:text-box>
            <text:p text:style-name="P3"><text:span text:style-name="T2">octet 2</text:span></text:p>
          </draw:text-box>
        </draw:frame>
        <draw:frame draw:style-name="gr2" draw:text-style-name="P4" draw:layer="layout" svg:width="2.182cm" svg:height="0.869cm" svg:x="9.394cm" svg:y="4.531cm">
          <draw:text-box>
            <text:p text:style-name="P3"><text:span text:style-name="T2">octet 3</text:span></text:p>
          </draw:text-box>
        </draw:frame>
        <draw:frame draw:style-name="gr2" draw:text-style-name="P4" draw:layer="layout" svg:width="2.182cm" svg:height="0.869cm" svg:x="13.35cm" svg:y="4.531cm">
          <draw:text-box>
            <text:p text:style-name="P3"><text:span text:style-name="T2">octet 4</text:span></text:p>
          </draw:text-box>
        </draw:frame>
        <draw:custom-shape draw:style-name="gr8" draw:text-style-name="P2" draw:layer="layout" svg:width="11.9cm" svg:height="1.8cm" svg:x="0.3cm" svg:y="8.7cm">
          <text:p text:style-name="P1"><text:span text:style-name="T1">partie rés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.181cm" svg:height="0.869cm" svg:x="1.364cm" svg:y="8.03cm">
          <draw:text-box>
            <text:p text:style-name="P3"><text:span text:style-name="T2">octet 1</text:span></text:p>
          </draw:text-box>
        </draw:frame>
        <draw:frame draw:style-name="gr3" draw:text-style-name="P5" draw:layer="layout" svg:width="3.226cm" svg:height="1.051cm" svg:x="0.319cm" svg:y="7.19cm">
          <draw:text-box>
            <text:p text:style-name="P3"><text:span text:style-name="T3">Classe C</text:span></text:p>
          </draw:text-box>
        </draw:frame>
        <draw:custom-shape draw:style-name="gr4" draw:text-style-name="P6" draw:layer="layout" svg:width="3.928cm" svg:height="0.727cm" svg:x="0.345cm" svg:y="9.019cm">
          <text:p text:style-name="P1"><text:span text:style-name="T4">110</text:span><text:span text:style-name="T5">XXX 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7cm" svg:x="4.303cm" svg:y="9.02cm">
          <text:p text:style-name="P1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8cm" svg:x="8.261cm" svg:y="9.021cm">
          <text:p text:style-name="P1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8cm" svg:x="12.217cm" svg:y="9.021cm">
          <text:p text:style-name="P1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4cm" svg:height="1.8cm" svg:x="12.2cm" svg:y="8.7cm">
          <text:p text:style-name="P1"><text:span text:style-name="T7">partie hô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.181cm" svg:height="0.869cm" svg:x="5.438cm" svg:y="8.031cm">
          <draw:text-box>
            <text:p text:style-name="P3"><text:span text:style-name="T2">octet 2</text:span></text:p>
          </draw:text-box>
        </draw:frame>
        <draw:frame draw:style-name="gr2" draw:text-style-name="P4" draw:layer="layout" svg:width="2.182cm" svg:height="0.869cm" svg:x="9.394cm" svg:y="8.031cm">
          <draw:text-box>
            <text:p text:style-name="P3"><text:span text:style-name="T2">octet 3</text:span></text:p>
          </draw:text-box>
        </draw:frame>
        <draw:frame draw:style-name="gr2" draw:text-style-name="P4" draw:layer="layout" svg:width="2.182cm" svg:height="0.869cm" svg:x="13.35cm" svg:y="8.031cm">
          <draw:text-box>
            <text:p text:style-name="P3"><text:span text:style-name="T2">octet 4</text:span></text:p>
          </draw:text-box>
        </draw:frame>
        <draw:frame draw:style-name="gr2" draw:text-style-name="P4" draw:layer="layout" svg:width="2.181cm" svg:height="0.869cm" svg:x="1.364cm" svg:y="11.53cm">
          <draw:text-box>
            <text:p text:style-name="P3"><text:span text:style-name="T2">octet 1</text:span></text:p>
          </draw:text-box>
        </draw:frame>
        <draw:frame draw:style-name="gr3" draw:text-style-name="P5" draw:layer="layout" svg:width="3.226cm" svg:height="1.051cm" svg:x="0.319cm" svg:y="10.69cm">
          <draw:text-box>
            <text:p text:style-name="P3"><text:span text:style-name="T3">Classe D</text:span></text:p>
          </draw:text-box>
        </draw:frame>
        <draw:custom-shape draw:style-name="gr4" draw:text-style-name="P6" draw:layer="layout" svg:width="3.928cm" svg:height="0.727cm" svg:x="0.345cm" svg:y="12.519cm">
          <text:p text:style-name="P1"><text:span text:style-name="T8">1110</text:span><text:span text:style-name="T5">XXX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7cm" svg:x="4.303cm" svg:y="12.52cm">
          <text:p text:style-name="P1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8cm" svg:x="8.261cm" svg:y="12.521cm">
          <text:p text:style-name="P1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8cm" svg:x="12.217cm" svg:y="12.521cm">
          <text:p text:style-name="P1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5.9cm" svg:height="1.8cm" svg:x="0.3cm" svg:y="12.2cm">
          <text:p text:style-name="P1"><text:span text:style-name="T7">adresse unique de multidiff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.181cm" svg:height="0.869cm" svg:x="5.438cm" svg:y="11.531cm">
          <draw:text-box>
            <text:p text:style-name="P3"><text:span text:style-name="T2">octet 2</text:span></text:p>
          </draw:text-box>
        </draw:frame>
        <draw:frame draw:style-name="gr2" draw:text-style-name="P4" draw:layer="layout" svg:width="2.182cm" svg:height="0.869cm" svg:x="9.394cm" svg:y="11.531cm">
          <draw:text-box>
            <text:p text:style-name="P3"><text:span text:style-name="T2">octet 3</text:span></text:p>
          </draw:text-box>
        </draw:frame>
        <draw:frame draw:style-name="gr2" draw:text-style-name="P4" draw:layer="layout" svg:width="2.182cm" svg:height="0.869cm" svg:x="13.35cm" svg:y="11.531cm">
          <draw:text-box>
            <text:p text:style-name="P3"><text:span text:style-name="T2">octet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fr" fo:country="FR" style:font-name-asian="Andale Sans UI" style:font-size-asian="24pt" style:language-asian="zxx" style:country-asian="none" style:font-name-complex="Andale Sans UI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1cm" fo:padding-right="0.1cm" draw:shadow="hidden" draw:shadow-offset-x="0.3cm" draw:shadow-offset-y="0.3cm" draw:shadow-color="#808080" draw:measure-align="in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Andale Sans UI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meta:creation-date>2008-01-03T16:52:06</meta:creation-date>
    <dc:date>2017-03-04T15:08:59.708639505</dc:date>
    <meta:editing-cycles>36</meta:editing-cycles>
    <meta:editing-duration>PT5H56M53S</meta:editing-duration>
    <dc:creator>Philippe Latu</dc:cre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